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Heading2" style:family="paragraph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Heading2" style:family="paragraph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Tehtävä 3: XML-dokumentti ja DTD</text:h>
      <text:p text:style-name="Normal"/>
      <text:h text:style-name="Heading2" text:outline-level="2">XML</text:h>
      <text:p text:style-name="Normal"><text:span text:style-name="T2"><draw:frame draw:style-name="a0" draw:name="Picture 1" text:anchor-type="as-char" svg:x="0in" svg:y="0in" svg:width="5.61469in" svg:height="4.48442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P3"/>
      <text:h text:style-name="P4" text:outline-level="2">DTD</text:h>
      <text:p text:style-name="Normal"><text:span text:style-name="T5"><draw:frame draw:style-name="a1" draw:name="Picture 2" text:anchor-type="as-char" svg:x="0in" svg:y="0in" svg:width="6.26806in" svg:height="1.37014in" style:rel-width="scale" style:rel-height="scale"><draw:image xlink:href="media/image2.png" xlink:type="simple" xlink:show="embed" xlink:actuate="onLoad"/><svg:title/><svg:desc>A computer screen capture

Description automatically generated with medium confidence</svg:desc></draw:frame></text:span></text:p>
      <text:p text:style-name="P6"/>
      <text:h text:style-name="P7" text:outline-level="2">Validate</text:h>
      <text:p text:style-name="Normal"><text:span text:style-name="T8"><draw:frame draw:style-name="a2" draw:name="Picture 3" text:anchor-type="as-char" svg:x="0in" svg:y="0in" svg:width="5.67788in" svg:height="1.08348in" style:rel-width="scale" style:rel-height="scale"><draw:image xlink:href="media/image3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fi" fo:country="FI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fi" fo:country="FI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fi" fo:country="F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ias Lindblom</meta:initial-creator>
    <dc:creator>Matias Lindblom</dc:creator>
    <meta:creation-date>2023-01-16T15:22:00Z</meta:creation-date>
    <dc:date>2023-01-16T15:24:00Z</dc:date>
    <meta:template xlink:href="Normal.dotm" xlink:type="simple"/>
    <meta:editing-cycles>2</meta:editing-cycles>
    <meta:editing-duration>PT120S</meta:editing-duration>
    <meta:document-statistic meta:page-count="1" meta:paragraph-count="1" meta:word-count="8" meta:character-count="58" meta:row-count="1" meta:non-whitespace-character-count="51"/>
  </office:meta>
</office:document-meta>
</file>